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list-style-name="L1"/>
    <style:style style:name="P4" style:family="paragraph" style:parent-style-name="Standard" style:list-style-name="L1">
      <style:text-properties officeooo:paragraph-rsid="00211799"/>
    </style:style>
    <style:style style:name="P5" style:family="paragraph" style:parent-style-name="Standard" style:list-style-name="L1">
      <style:text-properties officeooo:paragraph-rsid="0022cab1"/>
    </style:style>
    <style:style style:name="P6" style:family="paragraph" style:parent-style-name="Standard" style:list-style-name="L1">
      <style:text-properties officeooo:paragraph-rsid="00232b43"/>
    </style:style>
    <style:style style:name="P7" style:family="paragraph" style:parent-style-name="Standard" style:list-style-name="L1">
      <style:text-properties officeooo:paragraph-rsid="00249b40"/>
    </style:style>
    <style:style style:name="P8" style:family="paragraph" style:parent-style-name="Standard" style:list-style-name="L1">
      <style:text-properties officeooo:paragraph-rsid="00264d3b"/>
    </style:style>
    <style:style style:name="P9" style:family="paragraph" style:parent-style-name="Standard">
      <style:text-properties officeooo:paragraph-rsid="002c903c"/>
    </style:style>
    <style:style style:name="P10" style:family="paragraph" style:parent-style-name="Subtitle">
      <style:text-properties officeooo:rsid="002c903c" officeooo:paragraph-rsid="002c903c"/>
    </style:style>
    <style:style style:name="T1" style:family="text">
      <style:text-properties officeooo:rsid="0011eb11"/>
    </style:style>
    <style:style style:name="T2" style:family="text">
      <style:text-properties officeooo:rsid="00130ffa"/>
    </style:style>
    <style:style style:name="T3" style:family="text">
      <style:text-properties officeooo:rsid="0013a392"/>
    </style:style>
    <style:style style:name="T4" style:family="text">
      <style:text-properties officeooo:rsid="0013ab16"/>
    </style:style>
    <style:style style:name="T5" style:family="text">
      <style:text-properties officeooo:rsid="00211799"/>
    </style:style>
    <style:style style:name="T6" style:family="text">
      <style:text-properties officeooo:rsid="002c903c"/>
    </style:style>
    <style:style style:name="T7" style:family="text">
      <style:text-properties fo:font-weight="bold" officeooo:rsid="002c903c" style:font-weight-asian="bold" style:font-weight-complex="bold"/>
    </style:style>
    <style:style style:name="T8" style:family="text">
      <style:text-properties officeooo:rsid="0018db22"/>
    </style:style>
    <style:style style:name="T9" style:family="text">
      <style:text-properties officeooo:rsid="003ea7f8"/>
    </style:style>
    <style:style style:name="T10" style:family="text">
      <style:text-properties officeooo:rsid="00445ec4"/>
    </style:style>
    <style:style style:name="T11" style:family="text">
      <style:text-properties officeooo:rsid="00291c6f"/>
    </style:style>
    <style:style style:name="T12" style:family="text">
      <style:text-properties fo:background-color="#fff200" loext:char-shading-value="0"/>
    </style:style>
    <style:style style:name="T13" style:family="text">
      <style:text-properties officeooo:rsid="0013a392" fo:background-color="#fff200" loext:char-shading-value="0"/>
    </style:style>
    <style:style style:name="T14" style:family="text">
      <style:text-properties officeooo:rsid="0013a392" fo:background-color="#fff200" loext:char-shading-value="0"/>
    </style:style>
    <style:style style:name="T15" style:family="text">
      <style:text-properties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10">Gott segne Dich</text:p>
      <text:h text:style-name="Heading_20_1" text:outline-level="1">Name, Sitz, Tätigkeitsbereich des Vereins</text:h>
      <text:p text:style-name="Standard">Der Verein führt den Namen: <text:span text:style-name="T7">Gott segne Dich</text:span></text:p>
      <text:p text:style-name="P9">Er hat seinen Sitz in: Ottensteinerstraße 8, 3804 Allentsteig</text:p>
      <text:p text:style-name="Standard">und erstreckt seine Tätigkeiten au<text:span text:style-name="T1">f </text:span>die ganze Erde.</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P9">1. Die Vereinstätigkeit <text:span text:style-name="T8">ist darauf ausgerichtet, Menschen und gerade Menschen in Notlage, zu unterstützen. Diese Unterstützung kann in Form von Lebensmitteln, Campingartikeln, Wohnungen, Grundstücken, Gemeinschaften, Schulungen, Seminaren und alternativen Wirtschaftsformen sein.</text:span></text:p>
      <text:p text:style-name="Standard">2. Der Verein verfolgt Gemeinwohl-Zwecke und ist nicht auf Gewinn gerichtet. Allfällige Erträge aus seiner Tätigkeit, insbesondere aus <text:span text:style-name="T2">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3645166313" text:style-name="L1">
        <text:list-item>
          <text:p text:style-name="P3">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4">Als ideelle Mittel dienen:</text:p>
          <text:p text:style-name="P4">a. Lesungen, Vorträge, Diskussionen, Informationsveranstaltungen, Ausbildungen, Schulungen, Seminare, Workshops, Infotage und ähnliches, auch fachübergreifend;</text:p>
          <text:p text:style-name="P4">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4">c. Herausgabe von Mitteilungsblättern, in Form von Print- und / oder elektronischen Medien; </text:p>
          <text:p text:style-name="P4">d. Betrieb bzw Mitbetrieb von Broadcasting-Einrichtungen, Rundfunk- und Fernsehanstalten sowohl für kabelgebundene wie nicht-kabelgebundene Verbreitungsmedien.</text:p>
          <text:p text:style-name="P4"><text:span text:style-name="T5">e. </text:span>Einrichtung einer Fachbibliothek von einschlägigen und verwandten Themen;</text:p>
          <text:p text:style-name="P4">f. Errichtung und Betrieb von Web-Archiven und entsprechend orientierten sozialen Netzwerken;</text:p>
          <text:p text:style-name="P4"><text:soft-page-break/>g. Journalistische, insbesondere investigativ-journalistische Tätigkeiten und Aktivitäten bzgl konkreter gesellschaftlicher Lösungen und Meinung und Haltung dazu, zur Umsetzung und 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5">i. Erstellung von Studien und Gutachten, Umfragen &amp; Analysen zu den Vereinsthemen und gemäß dem vorigen Unterpunkt;</text:p>
          <text:p text:style-name="P5">j. Organisation und Durchführung von Vorhaben, Projekten, Veranstaltungen, Messen, Ausstellungen;</text:p>
          <text:p text:style-name="P5">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5">l. Organisation und Abhaltung von Stammtischen und Foren, Messen, Gesprächsrunden, MeshUps, Open Spaces und anderen Zusammenkünften zum Austausch zwischen den Mitgliedern und zur Teilhabe von Nichtmitgliedern.</text:p>
          <text:p text:style-name="P5">m. Organisation und Durchführung von Veranstaltungen und Zusammenkünften zum Erarbeiten und Finden von projekt- und / oder themenspezifischen Lösungen.</text:p>
          <text:p text:style-name="P5">n. Die Unterstützung und Förderung der gemeinsamen Nutzung von hilfreichen Ressourcen, sowohl zwischen den Mitgliedern wie auch im Zusammenwirken mit Nichtmitgliedern.</text:p>
          <text:p text:style-name="P5">o. Teilnahme oder Organisation von gemeinsamen Besuchen von Ausbildungen und Seminaren, Musterveranstaltungen und Musterlösungen, dafür entsprechende Unterstützung notleidender und / oder minderbemittelter Mitglieder, wenn erforderlich.</text:p>
          <text:p text:style-name="P5">p. Konkrete Aus- und Durchführung von Vorhaben, Aktionen, Initiativen und Projekten, die dem Vereinszweck entsprechen, sowie der dafür erforderlichen begleitenden Maßnahmen.</text:p>
          <text:p text:style-name="P5">q. Vermittlung und Vergabe von Dienstleistungen an Dritte zur Durch- und Ausführung konkreter Projekte iS des Vereinszwecks und der voran stehender Unterpunkte.</text:p>
          <text:p text:style-name="P5">r. Verwertung, Verbreitung, Veröffentlichung, Vermarktung von Medien und Informationsträgern aller Art im Zusammenhang mit Erkenntnissen, Ergebnissen, Ereignissen, Dokumentationen, Vorgängen, Neuerungen, Erfindungen aller sonstigen Punkte aus § 3.2.</text:p>
          <text:p text:style-name="P6">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6">t. Zurverfügungstellung von internen und externen Fachkräften und Spezialisten, vorrangig solcher, deren Arbeitsweise den Vereinsgrundsätzen entspricht bzw nahe kommt.</text:p>
          <text:p text:style-name="P6">u. Thematische, planerische und operative Mitwirkung an Projekten anderer Organisationen, welche den Zielsetzungen und dem Geist dieses Vereines entsprechen.</text:p>
          <text:p text:style-name="P6">v. Schaffung und Verwertung von Kunstprojekten, die geeignet sind, die Themen des Vereins darzustellen und zu repräsentieren.</text:p>
          <text:p text:style-name="P6">w. Teilnahme oder Organisation und Durchführung von Studien- und Austauschreisen, um vor Ort kulturellen und ideologischen Austausch und Zusammenarbeit zu unterstützen.</text:p>
          <text:p text:style-name="P6">x. Die Zusammenarbeit mit bereits bestehenden Vereinen, Organisationen, Firmen weltweit sowie mit Schulen, Universitäten, Fachhochschulen und anderen Bildungseinrichtungen.</text:p>
        </text:list-item>
        <text:list-item>
          <text:p text:style-name="P7">Die erforderlichen materiellen Mittel​ sollen aufgebracht werden durch:</text:p>
          <text:p text:style-name="P7">a. Beitrittsgebühren und Mitgliedsbeiträge</text:p>
          <text:p text:style-name="P7">b. Unterstützung durch öffentliche Körperschaften, private Sponsoren (Privatpersonen oder juristische Körperschaften) sowie private oder öffentliche Förderungen</text:p>
          <text:p text:style-name="P7">c. freiwillige Spenden und/oder Vermächtnisse</text:p>
          <text:p text:style-name="P7"><text:soft-page-break/>d. Fundraising und Crowdfunding, Refshare, Affiliatemarketing, Onlinemarketing Statuten des Vereins <text:span text:style-name="T6">Gott segne Dich</text:span>. Einnahmen aus Waren- und Geld-Sammlungen</text:p>
          <text:p text:style-name="P7">f. Erlöse aus Veranstaltungen und Festen</text:p>
          <text:p text:style-name="P8">g. Erlöse aus Schulungen, Ausbildungen und Kursen, Beratungen</text:p>
          <text:p text:style-name="P8">h. Erlöse aus Verkäufen von (eigenen und fremden) Publikationen, Studien, Gutachten &amp; Analysen, Ergebnissen von (investigativ-)journalistischen Ergebnissen in allen Medienformen.</text:p>
          <text:p text:style-name="P8">i. Erlöse aus Werbeeinnahmen, zB über Inserate in Vereins- und anderen Publikationen und Studien, auf einer Vereins-Website, Außenwerbung, Film- und Rundfunkwerbung, Anzeigenblättern, Online- und Mobilewerbungen, Mediensupplements.</text:p>
          <text:p text:style-name="P8">j. Erlöse aus Verkäufen von Waren und Dienstleistungen im Sinne des § 2 und des § 3.2</text:p>
          <text:p text:style-name="P8">k. Erlöse aus der Entwicklung und Realisierung von Musteranwendungen im Sinne des § 2;</text:p>
          <text:p text:style-name="P8">l. Erlöse aus der Planung, und Durchführung von konkreten Maßnahmen im Sinne des § 2;</text:p>
          <text:p text:style-name="P8">m. Erlöse aus der Verwertung von Kunstprojekten jeglicher Art und Ausführung, die geeignet sind, die Themen des Vereins darzustellen und zu repräsentieren.</text:p>
          <text:p text:style-name="P8">n. Erlöse aus der Zurverfügungstellung aller Schulungs-, Ausbildungs- und interner Entwicklungsunterlagen an die Mitglieder.</text:p>
          <text:p text:style-name="P8">o. Beteiligungen an und Kooperationen mit natürlichen und/oder juristischen Personen im Tätigkeitsbereich des Vereins (§ 1), welche ähnliche oder gleiche Zielsetzungen verfolgen.</text:p>
          <text:p text:style-name="P8">p. Erlöse aus Vermietungen und Verpachtungen von Rechten und Lizenzen des Vereins.</text:p>
          <text:p text:style-name="P8">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14">&lt;&lt; </text:span><text:span text:style-name="T15">zur-besonderen-Verwendun</text:span><text:span text:style-name="T14">g &gt;&gt;</text:span><text:span text:style-name="T3"> </text:span>-Einsätze oder anderes, was vor allem das Image und die Wichtigkeit des Vereins und seiner Tätigkeit stärker ins Licht zu rücken vermag.</text:p>
      <text:p text:style-name="Standard">Sie haben kein Wahlrecht.</text:p>
      <text:p text:style-name="Standard"><text:soft-page-break/>● Unterstützende Mitglieder unterstützen die Vereinstätigkeit durch <text:span text:style-name="T4">d</text:span>eutlich erhöhte Mitgliedsbeiträge (mind 10x) und / oder Statuten des Vereins <text:span text:style-name="T6">Gott segne Dich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text:soft-page-break/>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text:soft-page-break/>Präsidium, Geschäftsführung und Vertretungsbefugnis</text:h>
      <text:p text:style-name="Standard">Das Präsidium bildet das Leitungsorgan iS des VerG 2002. Das Präsidium besteht aus dem Präsidenten / der Präsidentin und dem Vizepräsidenten / der Vizepräsidentin. Jede/r ist allein oder nur gemeinsam mit allen anderen? zur Geschäftsführung berechtigt. Zur Vertretung des Vereins nach Außen ist jede/r allein oder nur gemeinsam mit allen anderen? berechtigt, der Vizepräsident jedoch nur dann, wenn der Präsident verhindert ist. Die innere Aufgabenteilung innerhalb des Präsidiums erfolgt durch vereinsinterne Regelungen.</text:p>
      <text:p text:style-name="Standard">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text:p>
      <text:p text:style-name="Standard">Selbstergänzung durch Kooptierung überhaupt oder auf unvorhersehbar lange Zeit aus, ist jeder</text:p>
      <text:p text:style-name="Standard">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text:soft-page-break/>● Die Veranlassung und Genehmigung von Fachausschüssen, die zur Unterstützung des Leitungsorgans gebildet werden können;</text:p>
      <text:h text:style-name="Heading_20_1" text:outline-level="1">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text:p>
      <text:p text:style-name="Standard">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text:p>
      <text:p text:style-name="Standard">Verkehrspreisminderungen bleiben unabgegolten, Verkehrspreiszuwächse müssen vom Gründungsmitglied abgegolten werden und gehen in das Vereinsvermögen ein. Jedwede Verzinsung bleibt dabei unberücksichtigt.</text:p>
      <text:p text:style-name="Standard"><text:soft-page-break/>Diese Bestimmung gilt auch im Falle der behördlichen Auflösung.</text:p>
      <text:p text:style-name="Standard">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15T23:21:07.833918599</dc:date>
    <meta:editing-duration>PT48M34S</meta:editing-duration>
    <meta:editing-cycles>25</meta:editing-cycles>
    <meta:generator>LibreOffice/6.0.7.3$Linux_X86_64 LibreOffice_project/00m0$Build-3</meta:generator>
    <meta:document-statistic meta:table-count="0" meta:image-count="0" meta:object-count="0" meta:page-count="8" meta:paragraph-count="157" meta:word-count="2910" meta:character-count="23478" meta:non-whitespace-character-count="20704"/>
  </office:meta>
</office:document-meta>
</file>